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083in" table:align="left"/>
    </style:style>
    <style:style style:name="Table1.A" style:family="table-column">
      <style:table-column-properties style:column-width="0.741in"/>
    </style:style>
    <style:style style:name="Table1.B" style:family="table-column">
      <style:table-column-properties style:column-width="1.2257in"/>
    </style:style>
    <style:style style:name="Table1.C" style:family="table-column">
      <style:table-column-properties style:column-width="1.4618in"/>
    </style:style>
    <style:style style:name="Table1.D" style:family="table-column">
      <style:table-column-properties style:column-width="1.1465in"/>
    </style:style>
    <style:style style:name="Table1.E" style:family="table-column">
      <style:table-column-properties style:column-width="1.2868in"/>
    </style:style>
    <style:style style:name="Table1.F" style:family="table-column">
      <style:table-column-properties style:column-width="1.3465in"/>
    </style:style>
    <style:style style:name="Table1.A1" style:family="table-cell">
      <style:table-cell-properties style:vertical-align="middle" fo:padding="0in" fo:border="none"/>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Heading_20_2">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Heading_20_2">
      <style:text-properties style:font-name="Times New Roman" fo:font-size="12pt" style:text-underline-style="solid" style:text-underline-width="auto" style:text-underline-color="font-color" fo:font-weight="bold" officeooo:paragraph-rsid="00361c3a" fo:background-color="#ffff00" style:font-size-asian="12pt" style:font-weight-asian="bold" style:font-size-complex="12pt" style:font-weight-complex="bold"/>
    </style:style>
    <style:style style:name="P3" style:family="paragraph" style:parent-style-name="Standard">
      <style:paragraph-properties fo:margin-top="0in" fo:margin-bottom="0in" loext:contextual-spacing="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Table_20_Contents">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Table_20_Contents">
      <style:text-properties style:font-name="Times New Roman" fo:font-size="12pt" officeooo:rsid="00272c78" officeooo:paragraph-rsid="00272c78" style:font-size-asian="12pt" style:font-size-complex="12pt"/>
    </style:style>
    <style:style style:name="P7" style:family="paragraph" style:parent-style-name="Table_20_Contents">
      <style:text-properties style:font-name="Times New Roman" fo:font-size="12pt" officeooo:rsid="003033cd" officeooo:paragraph-rsid="003033cd" style:font-size-asian="12pt" style:font-size-complex="12pt"/>
    </style:style>
    <style:style style:name="P8" style:family="paragraph" style:parent-style-name="Table_20_Contents">
      <style:text-properties style:font-name="Times New Roman" fo:font-size="12pt" officeooo:rsid="00314950" officeooo:paragraph-rsid="00314950" style:font-size-asian="12pt" style:font-size-complex="12pt"/>
    </style:style>
    <style:style style:name="P9" style:family="paragraph" style:parent-style-name="Table_20_Contents">
      <style:text-properties style:font-name="Times New Roman" fo:font-size="12pt" officeooo:rsid="0032626c" officeooo:paragraph-rsid="0032626c" style:font-size-asian="12pt" style:font-size-complex="12pt"/>
    </style:style>
    <style:style style:name="P10" style:family="paragraph" style:parent-style-name="Table_20_Contents">
      <style:text-properties style:font-name="Times New Roman" fo:font-size="12pt" officeooo:rsid="00433eca" officeooo:paragraph-rsid="00433eca" style:font-size-asian="12pt" style:font-size-complex="12pt"/>
    </style:style>
    <style:style style:name="P11" style:family="paragraph" style:parent-style-name="Table_20_Contents">
      <style:text-properties style:font-name="Times New Roman" fo:font-size="12pt" officeooo:rsid="00438acd" officeooo:paragraph-rsid="00438acd" style:font-size-asian="12pt" style:font-size-complex="12pt"/>
    </style:style>
    <style:style style:name="P12" style:family="paragraph" style:parent-style-name="Table_20_Contents">
      <style:text-properties style:font-name="Times New Roman" fo:font-size="12pt" officeooo:rsid="004439f3" officeooo:paragraph-rsid="004439f3" style:font-size-asian="12pt" style:font-size-complex="12pt"/>
    </style:style>
    <style:style style:name="P13" style:family="paragraph" style:parent-style-name="Table_20_Contents">
      <style:text-properties style:font-name="Times New Roman" fo:font-size="12pt" officeooo:rsid="0045598d" officeooo:paragraph-rsid="0045598d" style:font-size-asian="12pt" style:font-size-complex="12pt"/>
    </style:style>
    <style:style style:name="P14" style:family="paragraph" style:parent-style-name="Table_20_Contents">
      <style:text-properties style:font-name="Times New Roman" fo:font-size="12pt" officeooo:rsid="004dadbc" officeooo:paragraph-rsid="004dadbc" style:font-size-asian="12pt" style:font-size-complex="12pt"/>
    </style:style>
    <style:style style:name="P15" style:family="paragraph" style:parent-style-name="Table_20_Contents">
      <style:text-properties style:font-name="Times New Roman" fo:font-size="12pt" officeooo:rsid="0051f8c7" officeooo:paragraph-rsid="0051f8c7" style:font-size-asian="12pt" style:font-size-complex="12pt"/>
    </style:style>
    <style:style style:name="P16" style:family="paragraph" style:parent-style-name="Table_20_Contents">
      <style:text-properties style:font-name="Times New Roman" fo:font-size="12pt" officeooo:rsid="00547c55" officeooo:paragraph-rsid="00547c55" style:font-size-asian="12pt" style:font-size-complex="12pt"/>
    </style:style>
    <style:style style:name="P17" style:family="paragraph" style:parent-style-name="Table_20_Contents">
      <style:text-properties style:font-name="Times New Roman" fo:font-size="12pt" officeooo:rsid="0055e019" officeooo:paragraph-rsid="0055e019" style:font-size-asian="12pt" style:font-size-complex="12pt"/>
    </style:style>
    <style:style style:name="P18" style:family="paragraph" style:parent-style-name="Text_20_body">
      <style:text-properties style:text-underline-style="solid" style:text-underline-width="auto" style:text-underline-color="font-color" officeooo:paragraph-rsid="003c4beb"/>
    </style:style>
    <style:style style:name="P19" style:family="paragraph" style:parent-style-name="Text_20_body">
      <style:text-properties fo:background-color="transparent"/>
    </style:style>
    <style:style style:name="P20" style:family="paragraph" style:parent-style-name="Text_20_body">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21"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22" style:family="paragraph" style:parent-style-name="Text_20_body">
      <style:text-properties style:font-name="Times New Roman" fo:font-size="12pt" style:text-underline-style="solid" style:text-underline-width="auto" style:text-underline-color="font-color" fo:font-weight="bold" officeooo:rsid="00155bae" officeooo:paragraph-rsid="00155bae" fo:background-color="transparent" style:font-size-asian="12pt" style:font-weight-asian="bold" style:font-size-complex="12pt" style:font-weight-complex="bold"/>
    </style:style>
    <style:style style:name="P23" style:family="paragraph" style:parent-style-name="Text_20_body">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Text_20_body">
      <style:text-properties style:font-name="Times New Roman" fo:font-size="12pt" style:text-underline-style="solid" style:text-underline-width="auto" style:text-underline-color="font-color" fo:font-weight="normal" officeooo:rsid="000c652b" officeooo:paragraph-rsid="000c652b" fo:background-color="#ffff00" style:font-size-asian="12pt" style:font-weight-asian="normal" style:font-size-complex="12pt" style:font-weight-complex="normal"/>
    </style:style>
    <style:style style:name="P25" style:family="paragraph" style:parent-style-name="Text_20_body">
      <style:text-properties style:font-name="Times New Roman" fo:font-size="12pt" style:text-underline-style="solid" style:text-underline-width="auto" style:text-underline-color="font-color" fo:font-weight="normal" officeooo:rsid="000f8d19" officeooo:paragraph-rsid="000f8d19" fo:background-color="#ffff00" style:font-size-asian="12pt" style:font-weight-asian="normal" style:font-size-complex="12pt" style:font-weight-complex="normal"/>
    </style:style>
    <style:style style:name="P26" style:family="paragraph" style:parent-style-name="Text_20_body">
      <style:text-properties style:font-name="Times New Roman" fo:font-size="12pt" style:text-underline-style="solid" style:text-underline-width="auto" style:text-underline-color="font-color" fo:font-weight="normal" officeooo:rsid="0010d03b" officeooo:paragraph-rsid="0010d03b" fo:background-color="#ffff00" style:font-size-asian="12pt" style:font-weight-asian="normal" style:font-size-complex="12pt" style:font-weight-complex="normal"/>
    </style:style>
    <style:style style:name="P27" style:family="paragraph" style:parent-style-name="Text_20_body">
      <style:text-properties style:font-name="Times New Roman" fo:font-size="12pt" style:text-underline-style="solid" style:text-underline-width="auto" style:text-underline-color="font-color" fo:font-weight="normal" officeooo:rsid="0010d03b" officeooo:paragraph-rsid="001f7019" fo:background-color="#ffff00" style:font-size-asian="12pt" style:font-weight-asian="normal" style:font-size-complex="12pt" style:font-weight-complex="normal"/>
    </style:style>
    <style:style style:name="P28" style:family="paragraph" style:parent-style-name="Text_20_body">
      <style:text-properties style:font-name="Times New Roman" fo:font-size="12pt" style:text-underline-style="solid" style:text-underline-width="auto" style:text-underline-color="font-color" fo:font-weight="normal" officeooo:rsid="0010d03b" officeooo:paragraph-rsid="002117cd" fo:background-color="#ffff00" style:font-size-asian="12pt" style:font-weight-asian="normal" style:font-size-complex="12pt" style:font-weight-complex="normal"/>
    </style:style>
    <style:style style:name="P29" style:family="paragraph" style:parent-style-name="Text_20_body">
      <style:text-properties style:font-name="Times New Roman" fo:font-size="12pt" style:text-underline-style="solid" style:text-underline-width="auto" style:text-underline-color="font-color" fo:font-weight="normal" officeooo:rsid="0022ceb0" officeooo:paragraph-rsid="0022ceb0" fo:background-color="#ffff00" style:font-size-asian="12pt" style:font-weight-asian="normal" style:font-size-complex="12pt" style:font-weight-complex="normal"/>
    </style:style>
    <style:style style:name="P30" style:family="paragraph" style:parent-style-name="Text_20_body">
      <style:text-properties style:font-name="Times New Roman" fo:font-size="12pt" officeooo:rsid="00498cdd" officeooo:paragraph-rsid="00498cdd" style:font-size-asian="12pt" style:font-size-complex="12pt"/>
    </style:style>
    <style:style style:name="P31" style:family="paragraph" style:parent-style-name="Text_20_body">
      <style:text-properties officeooo:paragraph-rsid="003a5cc3"/>
    </style:style>
    <style:style style:name="P32" style:family="paragraph" style:parent-style-name="Text_20_body">
      <style:paragraph-properties fo:margin-left="0in" fo:margin-right="0in" fo:orphans="2" fo:widows="2" fo:text-indent="0in" style:auto-text-indent="false"/>
    </style:style>
    <style:style style:name="T1" style:family="text">
      <style:text-properties fo:font-style="italic"/>
    </style:style>
    <style:style style:name="T2" style:family="text">
      <style:text-properties style:text-underline-style="solid" style:text-underline-width="auto" style:text-underline-color="font-color" fo:font-weight="normal" officeooo:rsid="000c652b" fo:background-color="#ffffff" loext:char-shading-value="0" style:font-weight-asian="normal" style:font-weight-complex="normal"/>
    </style:style>
    <style:style style:name="T3" style:family="text">
      <style:text-properties style:text-underline-style="solid" style:text-underline-width="auto" style:text-underline-color="font-color" fo:font-weight="normal" fo:background-color="#ffffff" loext:char-shading-value="0" style:font-weight-asian="normal" style:font-weight-complex="normal"/>
    </style:style>
    <style:style style:name="T4" style:family="text">
      <style:text-properties fo:background-color="#ffffff" loext:char-shading-value="0"/>
    </style:style>
    <style:style style:name="T5" style:family="text">
      <style:text-properties style:font-name="Times New Roman" fo:font-size="12pt"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6"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style:font-name="Times New Roman" fo:font-size="12pt" style:text-underline-style="solid" style:text-underline-width="auto" style:text-underline-color="font-color" fo:font-weight="normal" officeooo:rsid="003a5cc3" fo:background-color="#ffffff" loext:char-shading-value="0" style:font-size-asian="12pt" style:font-weight-asian="normal" style:font-size-complex="12pt" style:font-weight-complex="normal"/>
    </style:style>
    <style:style style:name="T8" style:family="text">
      <style:text-properties style:font-name="Times New Roman" fo:font-size="12pt" fo:font-style="italic"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9" style:family="text">
      <style:text-properties style:font-name="Times New Roman" fo:font-size="12pt" style:text-underline-style="none" fo:font-weight="normal" officeooo:rsid="000c652b" fo:background-color="#ffffff" loext:char-shading-value="0" style:font-size-asian="12pt" style:font-weight-asian="normal" style:font-size-complex="12pt" style:font-weight-complex="normal"/>
    </style:style>
    <style:style style:name="T10" style:family="text">
      <style:text-properties style:font-name="Times New Roman" fo:font-size="12pt" style:text-underline-style="none" fo:font-weight="normal" officeooo:rsid="0037d837" fo:background-color="#ffffff" loext:char-shading-value="0" style:font-size-asian="12pt" style:font-weight-asian="normal" style:font-size-complex="12pt" style:font-weight-complex="normal"/>
    </style:style>
    <style:style style:name="T11" style:family="text">
      <style:text-properties style:font-name="Times New Roman" fo:font-size="12pt" style:text-underline-style="none" fo:font-weight="normal" officeooo:rsid="003a5cc3" fo:background-color="transparent" loext:char-shading-value="0" style:font-size-asian="12pt" style:font-weight-asian="normal" style:font-size-complex="12pt" style:font-weight-complex="normal"/>
    </style:style>
    <style:style style:name="T12" style:family="text">
      <style:text-properties style:font-name="Times New Roman" fo:font-size="12pt" fo:font-weight="bold" officeooo:rsid="003a5cc3" fo:background-color="#ffff00" loext:char-shading-value="0" style:font-size-asian="12pt" style:font-weight-asian="bold" style:font-size-complex="12pt" style:font-weight-complex="bold"/>
    </style:style>
    <style:style style:name="T13" style:family="text">
      <style:text-properties officeooo:rsid="00272c78"/>
    </style:style>
    <style:style style:name="T14" style:family="text">
      <style:text-properties officeooo:rsid="0047c048"/>
    </style:style>
    <style:style style:name="T15" style:family="text">
      <style:text-properties fo:font-variant="normal" fo:text-transform="none" fo:color="#333333" style:font-name="Times New Roman" fo:font-size="12pt" fo:letter-spacing="normal" fo:font-style="normal"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16" style:family="text">
      <style:text-properties fo:font-variant="normal" fo:text-transform="none" fo:color="#333333" style:font-name="sans-serif" fo:font-size="9.75pt" fo:letter-spacing="normal" fo:font-style="normal" style:text-underline-style="solid" style:text-underline-width="auto" style:text-underline-color="font-color" fo:font-weight="normal" fo:background-color="#ffff00" loext:char-shading-value="0" style:font-size-asian="12pt" style:font-weight-asian="bold" style:font-size-complex="12pt" style:font-weight-complex="bold"/>
    </style:style>
    <style:style style:name="T17" style:family="text">
      <style:text-properties fo:color="#333333" style:font-name="sans-serif" fo:font-size="9.75pt" fo:letter-spacing="normal" style:text-underline-style="solid" style:text-underline-width="auto" style:text-underline-color="font-color" fo:font-weight="normal" fo:background-color="#ffff00" loext:char-shading-value="0"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search-Worthy Problem Summary</text:h>
      <text:p text:style-name="P20">The <text:span text:style-name="T1">Research-Worthy Problem Summary</text:span> section should include 500-words scholarly argumentation (learn what it is and how to make one in the resources above!) related to a well recognized (but not fully addressed) or emerging research-worthy problem in the context of information security, Cybersecurity Management, or cybersecurity. Start with a solid 'Statement of the Problem' that is backed by one to three solid peer-reviewed *journal* articles, followed by detailed argumentation sentences that further delineates the viability, magnitude, and impact of the problem, along with arguments for the benefits in *addressing* that research-worthy problem. Ensure all claims in this section are backed by solid peer-reviewed *journal* articles. You may incorporate one or two quote(s), especially as you introduce/define a concept or term that will be key to the discussion. Ensure quotes are taken from solid peer-reviewed *journal* articles and cited properly per APA. Excessive quotations are prohibited! </text:p>
      <text:h text:style-name="P2" text:outline-level="2">Research-Worthy Problem Summary</text:h>
      <text:p text:style-name="P18"><text:span text:style-name="T12">Statement of problem :</text:span></text:p>
      <text:p text:style-name="P18"><text:span text:style-name="T11">T</text:span><text:span text:style-name="T9">he problem is modern Blockchain technology </text:span><text:span text:style-name="T10">naturally manifests centralization.</text:span></text:p>
      <text:p text:style-name="P25"><text:span text:style-name="T4">Three sources ….</text:span></text:p>
      <text:p text:style-name="P31"><text:span text:style-name="T7">what are the benefits of addressing this….</text:span></text:p>
      <text:p text:style-name="P30"><text:span text:style-name="T2">C</text:span><text:span text:style-name="T3">an automate financial transactions</text:span></text:p>
      <text:p text:style-name="P30"><text:span text:style-name="T3">Hashes will be broken one day.</text:span></text:p>
      <text:p text:style-name="P30"><text:span text:style-name="T3">Thuroput is not adequate for daily use.</text:span></text:p>
      <text:p text:style-name="P24"><text:span text:style-name="T4">51% rule…</text:span></text:p>
      <text:p text:style-name="P24"><text:span text:style-name="T4">Ethereum most apps are using Infura on AWS.</text:span></text:p>
      <text:p text:style-name="P24"><text:span text:style-name="T4">Rolebacks happened in the past on ETH... </text:span></text:p>
      <text:p text:style-name="P26"><text:span text:style-name="T4"><text:s/></text:span></text:p>
      <text:p text:style-name="P26"><text:span text:style-name="T4"/></text:p>
      <text:p text:style-name="P28"><text:span text:style-name="T4"><text:line-break/></text:span></text:p>
      <text:p text:style-name="P27"/>
      <text:p text:style-name="P27"/>
      <table:table table:name="Table2" table:style-name="Table2">
        <table:table-column table:style-name="Table2.A" table:number-columns-repeated="6"/>
        <table:table-row table:style-name="TableLine94247677968384">
          <table:table-cell table:style-name="Table2.A1" office:value-type="string">
            <text:p text:style-name="P5"/>
          </table:table-cell>
          <table:table-cell table:style-name="Table2.A1" office:value-type="string">
            <text:p text:style-name="P5"><text:s/><text:span text:style-name="T13">Concept1</text:span></text:p>
            <text:p text:style-name="P5"/>
            <text:p text:style-name="P7">Why do people buy NFTs? Emotional <text:soft-page-break/>value?</text:p>
            <text:p text:style-name="P7">Stick it to the man?</text:p>
            <text:p text:style-name="P8">Personification?</text:p>
          </table:table-cell>
          <table:table-cell table:style-name="Table2.A1" office:value-type="string">
            <text:p text:style-name="P6">Concept 2</text:p>
            <text:p text:style-name="P9">Resiliency of blockchain in a global pandemic ?</text:p>
          </table:table-cell>
          <table:table-cell table:style-name="Table2.A1" office:value-type="string">
            <text:p text:style-name="P6">Concept3</text:p>
            <text:p text:style-name="P9">Escaping/Defining/ Defeating</text:p>
            <text:p text:style-name="P9">the <text:soft-page-break/>manifestation of centralization in block chain technology</text:p>
          </table:table-cell>
          <table:table-cell table:style-name="Table2.A1" office:value-type="string">
            <text:p text:style-name="P9">Concept 4</text:p>
            <text:p text:style-name="P9">Developer support / who manages block chain?</text:p>
          </table:table-cell>
          <table:table-cell table:style-name="Table2.F1" office:value-type="string">
            <text:p text:style-name="P10">Concept 5</text:p>
            <text:p text:style-name="P11">Tackling latencey.</text:p>
          </table:table-cell>
        </table:table-row>
        <table:table-row table:style-name="TableLine94247677968384">
          <table:table-cell table:style-name="Table2.A2" office:value-type="string">
            <text:p text:style-name="P6">Journal 1</text:p>
            <text:p text:style-name="P12">Blockchain </text:p>
            <text:p text:style-name="P12">Visualization</text:p>
          </table:table-cell>
          <table:table-cell table:style-name="Table2.A2" office:value-type="string">
            <text:p text:style-name="P5"/>
          </table:table-cell>
          <table:table-cell table:style-name="Table2.A2" office:value-type="string">
            <text:p text:style-name="P12">Longest chain rule <text:span text:style-name="T14">will apply as latency persists</text:span></text:p>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13">Latency can cause side chains</text:p>
          </table:table-cell>
        </table:table-row>
        <table:table-row table:style-name="TableLine94247677968384">
          <table:table-cell table:style-name="Table2.A2" office:value-type="string">
            <text:p text:style-name="P6">Journal 2</text:p>
            <text:p text:style-name="P6">C OMMITTABLE </text:p>
          </table:table-cell>
          <table:table-cell table:style-name="Table2.A2" office:value-type="string">
            <text:p text:style-name="P15">Can represent a share of digital escrow account.</text:p>
          </table:table-cell>
          <table:table-cell table:style-name="Table2.A2" office:value-type="string">
            <text:p text:style-name="P5"/>
          </table:table-cell>
          <table:table-cell table:style-name="Table2.A2" office:value-type="string">
            <text:p text:style-name="P14">Centralized on github</text:p>
          </table:table-cell>
          <table:table-cell table:style-name="Table2.A2" office:value-type="string">
            <text:p text:style-name="P14">Github/ incentivize with commitable coin</text:p>
          </table:table-cell>
          <table:table-cell table:style-name="Table2.F2" office:value-type="string">
            <text:p text:style-name="P5"/>
          </table:table-cell>
        </table:table-row>
        <table:table-row table:style-name="TableLine94247677968384">
          <table:table-cell table:style-name="Table2.A2" office:value-type="string">
            <text:p text:style-name="P6">Journal 3</text:p>
            <text:p text:style-name="P6">BSS-ITS</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16">Sharding can cause scaling with out centralization.</text:p>
          </table:table-cell>
          <table:table-cell table:style-name="Table2.A2" office:value-type="string">
            <text:p text:style-name="P5"/>
          </table:table-cell>
          <table:table-cell table:style-name="Table2.F2" office:value-type="string">
            <text:p text:style-name="P17">Latency increases as nodes increase</text:p>
          </table:table-cell>
        </table:table-row>
      </table:table>
      <text:p text:style-name="P27"><text:span text:style-name="T4"/></text:p>
      <text:p text:style-name="P27"><text:span text:style-name="T4"/></text:p>
      <text:p text:style-name="P27"><text:span text:style-name="T4"/></text:p>
      <text:p text:style-name="P27"><text:span text:style-name="T4"/></text:p>
      <text:p text:style-name="P29"><text:span text:style-name="T4"/></text:p>
      <text:h text:style-name="P1" text:outline-level="2">Theory Summary</text:h>
      <text:p text:style-name="P20">The <text:span text:style-name="T1">Theory Summary</text:span> section should include 1,000 words scholarly review (literature synthesis) of one key theory related risk management by uncovering the origin of the theory, discuss at least five empirical research studies that used the theory as the foundation or stream of references of major relevant work including scholarly work from other fields (peer-reviewed journals only!), and provide arguments for how such theory can be applied for risk management in the context of cybersecurity. </text:p>
      <text:p text:style-name="P20"/>
      <text:p text:style-name="P22">My theory is…</text:p>
      <text:p text:style-name="P22"><text:s/>reference 5 studies that refrence that theory relatively.</text:p>
      <text:p text:style-name="P22">How does that apply to risk managamnet and cybersecurity…..</text:p>
      <text:p text:style-name="P22"/>
      <text:p text:style-name="P23"/>
      <text:h text:style-name="P1" text:outline-level="2"><text:soft-page-break/>Literature Summary Table</text:h>
      <text:p text:style-name="P20">The <text:span text:style-name="T1">Literature Summary Table</text:span> section should include one table that includes an entry for five from the literature used in the prior sections. The table should be formatted following APA 7th ed. (including the caption!) and include the columns noted below:</text:p>
      <text:p text:style-name="P21">Table 1. Literature Summary Table for [<text:span text:style-name="T1">Topic Here</text:span>]</text:p>
      <text:p text:style-name="P3"><text:bookmark text:name="table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247630617072">
          <table:table-cell table:style-name="Table1.A1" office:value-type="string">
            <text:p text:style-name="P4">Article/Study:   </text:p>
          </table:table-cell>
          <table:table-cell table:style-name="Table1.A1" office:value-type="string">
            <text:p text:style-name="P4">Description of the Problem</text:p>
          </table:table-cell>
          <table:table-cell table:style-name="Table1.A1" office:value-type="string">
            <text:p text:style-name="P4">Methodology   </text:p>
          </table:table-cell>
          <table:table-cell table:style-name="Table1.A1" office:value-type="string">
            <text:p text:style-name="P4">Sample   </text:p>
          </table:table-cell>
          <table:table-cell table:style-name="Table1.A1" office:value-type="string">
            <text:p text:style-name="P4">Instrument   </text:p>
          </table:table-cell>
          <table:table-cell table:style-name="Table1.A1" office:value-type="string">
            <text:p text:style-name="P4">Main findings or Contributions</text:p>
          </table:table-cell>
        </table:table-row>
        <table:table-row table:style-name="TableLine94247630617072">
          <table:table-cell table:style-name="Table1.A1" office:value-type="string">
            <text:p text:style-name="P4">Carlton et al. (2019)</text:p>
          </table:table-cell>
          <table:table-cell table:style-name="Table1.A1" office:value-type="string">
            <text:p text:style-name="P4">Low cybersecurity skills of non-IT professionals causing significant volume of cyber incidents. While information Security Education, Training, and Awareness (SETA) are provided to employees in most organizations, most are ineffective and employees still fall for social engineering attacks.</text:p>
          </table:table-cell>
          <table:table-cell table:style-name="Table1.A1" office:value-type="string">
            <text:p text:style-name="P4">Empirical Investigation</text:p>
          </table:table-cell>
          <table:table-cell table:style-name="Table1.A1" office:value-type="string">
            <text:p text:style-name="P4">First phase of validation included a number of Subject Matter Experts (SMEs), then 21 participants in the pilot phase, and a total of 173 non-IT professionals in the main data collection</text:p>
          </table:table-cell>
          <table:table-cell table:style-name="Table1.A1" office:value-type="string">
            <text:p text:style-name="P4">An SMEs' validated iPad Application (prototype tool) to measures non-IT professionals' cybersecurity skills based on user performance with scenarios.</text:p>
          </table:table-cell>
          <table:table-cell table:style-name="Table1.A1" office:value-type="string">
            <text:p text:style-name="P4">A validated tool to measure cybersecurity skills for non-IT professionals in the context of organizations. SETA programs are not enough in their current format (i.e. "awareness" only) and should be expanded to include training as well as educating the users on cybersecurity topics by allowing them to develop the skills needed to mitigate cyber-attacks.</text:p>
          </table:table-cell>
        </table:table-row>
        <table:table-row table:style-name="TableLine94247630617072">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row>
      </table:table>
      <text:h text:style-name="P1" text:outline-level="2">References</text:h>
      <text:p text:style-name="Text_20_body"><text:span text:style-name="T5">The </text:span><text:span text:style-name="T8">References</text:span><text:span text:style-name="T5"> section should include at least 15 references of relevant peer-reviewed scholarly work. References should be taken from high peer-reviewed journals or peer-reviewed conference proceedings (e.g. IS/ACM/IEEE/</text:span><text:a xlink:type="simple" xlink:href="http://iiakm.org/conference/" office:target-frame-name="_blank" xlink:show="new" text:style-name="Internet_20_link" text:visited-style-name="Visited_20_Internet_20_Link"><text:span text:style-name="T5">IIAKM</text:span></text:a><text:span text:style-name="T5">). Minimize as possible the use of conference proceedings (no more than five refs from conferences!). Be aware that you may need 40 to 50 articles in order to narrow your references to good 15 papers. Ensure all references included are cited in the text and all references cited in the text are included in the references (this is called "cross referencing").</text:span></text:p>
      <text:p text:style-name="Text_20_body"><text:span text:style-name="T5"/></text:p>
      <text:p text:style-name="P19"><text:span text:style-name="T6">ArtChain: Blockchain-Enabled Platform for Art Marketplace</text:span></text:p>
      <text:p text:style-name="P19"><text:soft-page-break/><text:span text:style-name="T6">Date Added to IEEE Xplore: 02 January 2020</text:span></text:p>
      <text:p text:style-name="P19"><text:span text:style-name="T6">ISBN Information:</text:span></text:p>
      <text:p text:style-name="P19"><text:span text:style-name="T6">INSPEC Accession Number: 19246045</text:span></text:p>
      <text:p text:style-name="P19"><text:span text:style-name="T6">DOI: 10.1109/Blockchain.2019.00068</text:span></text:p>
      <text:p text:style-name="P19"><text:span text:style-name="T6"/></text:p>
      <text:p text:style-name="P19"><text:span text:style-name="T6"/></text:p>
      <text:p text:style-name="P19"><text:span text:style-name="T6">Effective Scheme against 51% Attack on Proof-of-Work Blockchain with History Weighted Information</text:span></text:p>
      <text:p text:style-name="P19"><text:span text:style-name="T6">INSPEC Accession Number: 19246019</text:span></text:p>
      <text:p text:style-name="P19"><text:span text:style-name="T6">DOI: 10.1109/Blockchain.2019.00041</text:span></text:p>
      <text:p text:style-name="P19"><text:span text:style-name="T6"/></text:p>
      <text:p text:style-name="P19"><text:span text:style-name="T6">ETH Relay: A Cost-efficient Relay for Ethereum-based Blockchains</text:span></text:p>
      <text:p text:style-name="P19"><text:span text:style-name="T6">https://ieeexplore-ieee-org.ezproxylocal.library.nova.edu/document/9284781</text:span></text:p>
      <text:p text:style-name="P19"><text:span text:style-name="T6">INSPEC Accession Number: 20260591</text:span></text:p>
      <text:p text:style-name="P19"><text:span text:style-name="T6">DOI: 10.1109/Blockchain50366.2020.00032</text:span></text:p>
      <text:p text:style-name="P19"><text:span text:style-name="T6"/></text:p>
      <text:p text:style-name="P19"><text:span text:style-name="T6"/></text:p>
      <text:p text:style-name="P19"><text:span text:style-name="T6">Oyinloye DP, Teh JS, Jamil N, Alawida M. Blockchain Consensus: An Overview of Alternative Protocols. </text:span><text:span text:style-name="Emphasis"><text:span text:style-name="T6">Symmetry</text:span></text:span><text:span text:style-name="T6">. 2021; 13(8):1363. https://doi.org/10.3390/sym13081363 </text:span></text:p>
      <text:p text:style-name="P19"><text:a xlink:type="simple" xlink:href="https://www.mdpi.com/2073-8994/13/8/1363#cite" text:style-name="Internet_20_link" text:visited-style-name="Visited_20_Internet_20_Link"><text:span text:style-name="T6">https://www.mdpi.com/2073-8994/13/8/1363#cite</text:span></text:a></text:p>
      <text:p text:style-name="P19"><text:span text:style-name="T6"/></text:p>
      <text:p text:style-name="P19"><text:span text:style-name="T6">Research and Implementation on the Operation and Transaction System Based on Blockchain Technology for Virtual Power Plant</text:span></text:p>
      <text:p text:style-name="P19"><text:span text:style-name="T6">Date Added to IEEE Xplore: 11 August 2022</text:span></text:p>
      <text:p text:style-name="P19"><text:span text:style-name="T6">ISBN Information:</text:span></text:p>
      <text:p text:style-name="P19"><text:span text:style-name="T6">INSPEC Accession Number: 21972564</text:span></text:p>
      <text:p text:style-name="P19"><text:span text:style-name="T6">DOI: 10.1109/ICBCTIS55569.2022.00046</text:span></text:p>
      <text:p text:style-name="P19"><text:span text:style-name="T6"/></text:p>
      <text:p text:style-name="P19"><text:span text:style-name="T6"/></text:p>
      <text:p text:style-name="P19"><text:span text:style-name="T6"/></text:p>
      <text:p text:style-name="P19"><text:span text:style-name="T6"/></text:p>
      <text:p text:style-name="P19"><text:soft-page-break/><text:span text:style-name="T6">L. Ambrosini, M. Piškorec and C. J. Tessone, "Visualization of Blockchain Consensus Degradation," 2022 IEEE International Conference on Blockchain and Cryptocurrency (ICBC), 2022, pp. 1-2, doi: 10.1109/ICBC54727.2022.9805498.</text:span></text:p>
      <text:p text:style-name="P19"><text:span text:style-name="T6"/></text:p>
      <text:p text:style-name="P19"><text:span text:style-name="T6"/></text:p>
      <text:p text:style-name="P19"><text:span text:style-name="T6">Committable: A Decentralised and Trustless Open-Source Protocol</text:span></text:p>
      <text:p text:style-name="P19"><text:span text:style-name="T6">INSPEC Accession Number: 21844007</text:span></text:p>
      <text:p text:style-name="P19"><text:span text:style-name="T6">DOI: 10.1109/ICBC54727.2022.9805541</text:span></text:p>
      <text:p text:style-name="P19"><text:span text:style-name="T6"/></text:p>
      <text:p text:style-name="P19"><text:span text:style-name="T6"/></text:p>
      <text:p text:style-name="P19"><text:span text:style-name="T6">Zhenyu Chen, Dong Liu, Xingyu Gao, Fangchun Di, Yunhao Huang, Dapeng Li &amp; Jie Zhang. 2020. An efficient operation and maintenance method for power dispatching and control cloud. Power System Protection and Control(14), 175-181. https://doi:10.19783/j.cnki.pspc.190965.</text:span></text:p>
      <text:p text:style-name="P19"><text:span text:style-name="T6"/></text:p>
      <text:p text:style-name="P19"><text:span text:style-name="T6"/></text:p>
      <text:p text:style-name="P19"><text:span text:style-name="T6">Casino, F., Dasaklis, T. K., &amp; Patsakis, C. 2019. A systematic literature review of blockchain-based applications: Current status, classification and open issues. Telematics and informatics, 36, 55-81.</text:span></text:p>
      <text:p text:style-name="P19"><text:span text:style-name="T6"/></text:p>
      <text:p text:style-name="P19"><text:span text:style-name="T6"><text:s text:c="4"/>Y. Yuan and F. Wang, "Towards blockchain-based intelligent transportation systems," 2016 IEEE 19th International Conference on Intelligent Transportation Systems (ITSC), 2016, pp. 2663-2668, doi: 10.1109/ITSC.2016.7795984.</text:span></text:p>
      <text:p text:style-name="Text_20_body"><text:span text:style-name="T5"><text:s text:c="4"/></text:span></text:p>
      <text:p text:style-name="Text_20_body"><text:span text:style-name="T5"><text:s text:c="4"/>Tianhao Liu, Jiqiang Liu, Jian Wang, Di Zhai, Yufei Liu, and Xudong He. 2021. Anonymous Storage and Verification Model of IIoT Based on Blockchain: Anonymous storage and verification model of IIoT production status based on blockchain. In 2021 4th International Conference on Blockchain Technology and Applications (ICBTA 2021). Association for Computing Machinery, New York, NY, USA, 144–150. </text:span><text:a xlink:type="simple" xlink:href="https://doi-org.ezproxylocal.library.nova.edu/10.1145/3510487.3510508" text:style-name="Internet_20_link" text:visited-style-name="Visited_20_Internet_20_Link"><text:span text:style-name="T5">https://doi-org.ezproxylocal.library.nova.edu/10.1145/3510487.3510508</text:span></text:a></text:p>
      <text:p text:style-name="Text_20_body"><text:span text:style-name="T5"/></text:p>
      <text:p text:style-name="P32"><text:span text:style-name="T16">A. Beikverdi and J. Song, "Trend of centralization in Bitcoin's distributed network," </text:span><text:span text:style-name="Emphasis"><text:span text:style-name="T17">2015 IEEE/ACIS 16th International Conference on Software Engineering, Artificial Intelligence, Networking and Parallel/Distributed Computing (SNPD)</text:span></text:span><text:span text:style-name="T16">, 2015, pp. 1-6, doi: 10.1109/SNPD.2015.7176229.</text:span></text:p>
      <text:p text:style-name="P32"><text:soft-page-break/><text:span text:style-name="T15">Y. Bai, H. Lei, S. Li, H. Gao, J. Li and L. Li, "Decentralized and Self-Sovereign Identity in the Era of Blockchain: A Survey," 2022 IEEE International Conference on Blockchain (Blockchain), 2022, pp. 500-507, doi: 10.1109/Blockchain55522.2022.00077.</text:span></text:p>
      <text:p text:style-name="Text_20_body"><text:span text:style-name="T5"/></text:p>
      <text:p text:style-name="Text_20_body"><text:span text:style-name="T5">J. M. Sobral, M. Solari and S. Matalonga, "Preliminary Results of a Multi-Vocal Literature Review of Blockchain Networks," 2020 39th International Conference of the Chilean Computer Science Society (SCCC), 2020, pp. 1-8, doi: 10.1109/SCCC51225.2020.9281265.</text:span></text:p>
      <text:p text:style-name="Text_20_body"><text:span text:style-name="T5"/></text:p>
      <text:p text:style-name="Text_20_body"><text:span text:style-name="T5">S. Joseph and S. Karunan, "A Blockchain Based Decentralized Transaction Settlement System in Banking Sector," 2021 Fourth International Conference on Microelectronics, Signals &amp; Systems (ICMSS), 2021, pp. 1-6, doi: 10.1109/ICMSS53060.2021.9673610.</text:span></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1T15:24:40.905280734</meta:creation-date>
    <dc:date>2022-10-25T22:13:26.026129926</dc:date>
    <meta:editing-duration>P4DT6H4M49S</meta:editing-duration>
    <meta:editing-cycles>48</meta:editing-cycles>
    <meta:generator>LibreOffice/6.4.7.2$Linux_X86_64 LibreOffice_project/40$Build-2</meta:generator>
    <meta:document-statistic meta:table-count="2" meta:image-count="0" meta:object-count="0" meta:page-count="6" meta:paragraph-count="102" meta:word-count="1139" meta:character-count="8375" meta:non-whitespace-character-count="7302"/>
  </office:meta>
</office:document-meta>
</file>